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path draw:style-name="gr2" draw:layer="layout" svg:width="1.333cm" svg:height="0.588cm" svg:x="0.333cm" svg:y="0.711cm" svg:viewBox="0 0 1334 589" svg:d="m0 294c667-1020 667 1020 1334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ACgen</dc:title>
    <meta:creation-date>2011-02-07T16:59:0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